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13426560.png"/>
  <manifest:file-entry manifest:media-type="image/png" manifest:full-path="Pictures/1000000000000320000002582C51995A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rc-title">
      <style:graphic-properties draw:fill-color="#ffffff" fo:min-height="3.256cm"/>
    </style:style>
    <style:style style:name="pr2" style:family="presentation" style:parent-style-name="arc-outline1">
      <style:graphic-properties draw:fill-color="#ffffff" fo:min-height="11.636cm"/>
    </style:style>
    <style:style style:name="pr3" style:family="presentation" style:parent-style-name="arc-notes">
      <style:graphic-properties draw:fill-color="#ffffff" draw:auto-grow-height="true" fo:min-height="13.364cm"/>
    </style:style>
    <style:style style:name="pr4" style:family="presentation" style:parent-style-name="arc-title">
      <style:graphic-properties fo:min-height="3.506cm"/>
    </style:style>
    <style:style style:name="pr5" style:family="presentation" style:parent-style-name="arc-outline1">
      <style:graphic-properties fo:min-height="13.859cm"/>
    </style:style>
    <style:style style:name="pr6" style:family="presentation" style:parent-style-name="arc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rc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Dependency Injection in Android</text:p>
          </draw:text-box>
        </draw:frame>
        <draw:frame presentation:style-name="pr2" draw:text-style-name="P2" draw:layer="layout" svg:width="25.199cm" svg:height="11.636cm" svg:x="1.4cm" svg:y="6.0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rc" presentation:presentation-page-layout-name="AL1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tro</text:p>
              </text:list-item>
              <text:list-item>
                <text:p>Dagger</text:p>
              </text:list-item>
              <text:list-item>
                <text:p>More Dagger – Dagger 2</text:p>
              </text:list-item>
              <text:list-item>
                <text:p>Beyond Dagger – RoboJuice, Transfuse, AndroidAnnotations</text:p>
              </text:list-item>
              <text:list-item>
                <text:p>Demos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rc" presentation:presentation-page-layout-name="AL1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at's DI?</text:p>
              </text:list-item>
              <text:list-item>
                <text:p>When it's good?</text:p>
              </text:list-item>
              <text:list-item>
                <text:p>When it's not?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rc" presentation:presentation-page-layout-name="AL1T1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gger 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gger 1 - 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rc" presentation:presentation-page-layout-name="AL1T1" xml:id="id5" draw:id="id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Dagger – Dagger 2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anim:par presentation:node-type="timing-root">
          <anim:par smil:begin="id5.begin">
            <anim:transitionFilter smil:dur="1s" smil:type="fade" smil:subtype="fadeOverColor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31A0000025313426560.png" xlink:type="simple" xlink:show="embed" xlink:actuate="onLoad"/>
    <draw:fill-image draw:name="bluelinesdark" xlink:href="Pictures/10000000000003200000025819812F21.png" xlink:type="simple" xlink:show="embed" xlink:actuate="onLoad"/>
    <draw:fill-image draw:name="greenlines" xlink:href="Pictures/1000000000000320000002582C51995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arc-background" style:family="presentation">
      <style:graphic-properties draw:stroke="none" draw:fill="bitmap" draw:fill-image-name="background" style:repeat="stretch"/>
      <style:text-properties style:letter-kerning="true"/>
    </style:style>
    <style:style style:name="ar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r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rc-outline1" style:family="presentation">
      <style:graphic-properties draw:stroke="none" draw:fill="none">
        <text:list-style style:name="ar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rc-outline2" style:family="presentation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rc-outline3" style:family="presentation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rc-outline4" style:family="presentation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rc-outline5" style:family="presentation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rc-outline6" style:family="presentation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rc-outline7" style:family="presentation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rc-outline8" style:family="presentation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rc-outline9" style:family="presentation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rc-subtitle" style:family="presentation">
      <style:graphic-properties draw:stroke="none" draw:fill="none" draw:textarea-vertical-align="middle">
        <text:list-style style:name="ar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rc-title" style:family="presentation">
      <style:graphic-properties draw:stroke="none" draw:fill="none" draw:textarea-vertical-align="middle">
        <text:list-style style:name="ar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draw:background-size="border" draw:fill="bitmap" draw:fill-image-name="greenlines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rc-backgroundobjects">
      <style:graphic-properties draw:stroke="none" draw:fill="none" draw:fill-color="#ffffff" draw:auto-grow-height="false" fo:min-height="1.449cm"/>
    </style:style>
    <style:style style:name="Mpr8" style:family="presentation" style:parent-style-name="arc-backgroundobjects">
      <style:graphic-properties draw:stroke="none" draw:fill="none" draw:fill-color="#ffffff" draw:auto-grow-height="false" fo:min-height="1.485cm"/>
    </style:style>
    <style:style style:name="Mpr9" style:family="presentation" style:parent-style-name="ar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2">
      <office:forms form:automatic-focus="false" form:apply-design-mode="false"/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086cm" svg:x="1.4cm" svg:y="5.7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rc" style:page-layout-name="PM1" draw:style-name="Mdp3">
      <office:forms form:automatic-focus="false" form:apply-design-mode="false"/>
      <draw:frame presentation:style-name="arc-title" draw:layer="backgroundobjects" svg:width="25.199cm" svg:height="3.506cm" svg:x="1.4cm" svg:y="0.837cm" presentation:class="title" presentation:placeholder="true">
        <draw:text-box/>
      </draw:frame>
      <draw:frame presentation:style-name="arc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rc-title" draw:layer="backgroundobjects" svg:width="14.848cm" svg:height="11.136cm" svg:x="3.075cm" svg:y="2.257cm" presentation:class="page"/>
        <draw:frame presentation:style-name="arc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Blue Lines and Gradients</dc:title>
    <dc:description>Presentation Layout Template</dc:description>
    <meta:creation-date>2015-04-15T22:32:59.01</meta:creation-date>
    <dc:language>en-US</dc:language>
    <meta:editing-cycles>4</meta:editing-cycles>
    <meta:editing-duration>PT41M48S</meta:editing-duration>
    <meta:initial-creator>Iurii Okhmat</meta:initial-creator>
    <dc:date>2015-04-15T23:26:16.78</dc:date>
    <dc:creator>Iurii Okhmat</dc:creator>
    <meta:document-statistic meta:object-count="66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Program%20Files%20(x86)/OpenOffice%204/share/template/en-US/layout/lyt-bluelinesgrad.otp"/>
  </office:meta>
</office:document-meta>
</file>